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P2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20pt" style:text-underline-style="none" fo:font-weight="bold" officeooo:rsid="000d4caa" officeooo:paragraph-rsid="000d4caa" style:text-underline-mode="continuous" style:text-overline-mode="continuous" style:text-line-through-mode="continuous" fo:background-color="transparent" style:font-name-asian="Calibri" style:font-name-complex="Calibri"/>
    </style:style>
    <style:style style:name="P3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0pt" style:text-underline-style="none" fo:font-weight="normal" officeooo:rsid="000d4caa" officeooo:paragraph-rsid="000d4caa" style:text-underline-mode="continuous" style:text-overline-mode="continuous" style:text-line-through-mode="continuous" fo:background-color="transparent" style:font-name-asian="Calibri" style:font-size-asian="8.75pt" style:font-weight-asian="normal" style:font-name-complex="Calibri" style:font-size-complex="10pt" style:font-weight-complex="normal"/>
    </style:style>
    <style:style style:name="P4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0pt" style:text-underline-style="none" fo:font-weight="normal" officeooo:rsid="000d4caa" officeooo:paragraph-rsid="000d4caa" style:text-underline-mode="continuous" style:text-overline-mode="continuous" style:text-line-through-mode="continuous" fo:background-color="transparent" style:font-name-asian="Calibri" style:font-size-asian="10pt" style:font-weight-asian="normal" style:font-name-complex="Calibri" style:font-size-complex="10pt" style:font-weight-complex="normal"/>
    </style:style>
    <style:style style:name="P5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6pt" fo:font-weight="normal" officeooo:paragraph-rsid="000f35b3" fo:background-color="transparent" style:font-name-asian="Calibri" style:font-name-complex="Calibri"/>
    </style:style>
    <style:style style:name="P6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6pt" fo:font-weight="normal" officeooo:rsid="000f35b3" officeooo:paragraph-rsid="000f35b3" fo:background-color="transparent" style:font-name-asian="Calibri" style:font-name-complex="Calibri"/>
    </style:style>
    <style:style style:name="P7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3pt" fo:font-weight="bold" officeooo:rsid="000a4f97" officeooo:paragraph-rsid="000f35b3" fo:background-color="transparent" style:font-name-asian="Calibri" style:font-size-asian="11.3500003814697pt" style:font-weight-asian="bold" style:font-name-complex="Calibri" style:font-size-complex="13pt" style:font-weight-complex="bold"/>
    </style:style>
    <style:style style:name="P8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officeooo:rsid="000d1857" officeooo:paragraph-rsid="000d1857"/>
    </style:style>
    <style:style style:name="P9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font-size="14pt" officeooo:rsid="000d1857" officeooo:paragraph-rsid="000d1857" style:font-size-asian="14pt" style:font-size-complex="14pt"/>
    </style:style>
    <style:style style:name="P10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use-window-font-color="true" loext:opacity="0%" style:font-name="Calibri" fo:font-size="26pt" fo:font-weight="bold" officeooo:rsid="000f35b3" officeooo:paragraph-rsid="000f35b3" fo:background-color="transparent" style:font-name-asian="Calibri" style:font-name-complex="Calibri"/>
    </style:style>
    <style:style style:name="P11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0pt" style:text-underline-style="none" fo:font-weight="normal" officeooo:rsid="000d4caa" officeooo:paragraph-rsid="000d4caa" style:text-underline-mode="continuous" style:text-overline-mode="continuous" style:text-line-through-mode="continuous" fo:background-color="transparent" style:font-name-asian="Calibri" style:font-size-asian="8.75pt" style:font-name-complex="Calibri" style:font-size-complex="10pt"/>
    </style:style>
    <style:style style:name="T1" style:family="text">
      <style:text-properties style:use-window-font-color="true" loext:opacity="0%" style:font-name="Calibri" fo:font-size="14pt" fo:font-weight="bold" fo:background-color="transparent" loext:char-shading-value="0" style:font-name-asian="Calibri" style:font-name-complex="Calibri"/>
    </style:style>
    <style:style style:name="T2" style:family="text">
      <style:text-properties style:use-window-font-color="true" loext:opacity="0%" style:font-name="Calibri" fo:font-size="14pt" fo:font-weight="normal" fo:background-color="transparent" loext:char-shading-value="0" style:font-name-asian="Calibri" style:font-name-complex="Calibri"/>
    </style:style>
    <style:style style:name="T3" style:family="text">
      <style:text-properties style:use-window-font-color="true" loext:opacity="0%" style:font-name="Calibri" fo:font-size="14pt" fo:font-weight="normal" fo:background-color="transparent" loext:char-shading-value="0" style:font-name-asian="Calibri" style:font-size-asian="14pt" style:font-name-complex="Calibri" style:font-size-complex="14pt"/>
    </style:style>
    <style:style style:name="T4" style:family="text">
      <style:text-properties style:use-window-font-color="true" loext:opacity="0%" style:font-name="Calibri" fo:font-size="14pt" fo:font-weight="normal" officeooo:rsid="000f35b3" fo:background-color="transparent" loext:char-shading-value="0" style:font-name-asian="Calibri" style:font-size-asian="14pt" style:font-name-complex="Calibri" style:font-size-complex="14pt"/>
    </style:style>
    <style:style style:name="T5" style:family="text">
      <style:text-properties style:use-window-font-color="true" loext:opacity="0%" style:font-name="Calibri" fo:font-size="14pt" style:text-underline-style="solid" style:text-underline-width="auto" style:text-underline-color="font-color" fo:font-weight="normal" fo:background-color="transparent" loext:char-shading-value="0" style:font-name-asian="Calibri" style:font-size-asian="14pt" style:font-name-complex="Calibri" style:font-size-complex="14pt"/>
    </style:style>
    <style:style style:name="T6" style:family="text">
      <style:text-properties style:use-window-font-color="true" loext:opacity="0%" style:font-name="Calibri" fo:font-size="14pt" style:text-underline-style="solid" style:text-underline-width="auto" style:text-underline-color="font-color" fo:font-weight="normal" officeooo:rsid="000f35b3" fo:background-color="transparent" loext:char-shading-value="0" style:font-name-asian="Calibri" style:font-size-asian="14pt" style:font-name-complex="Calibri" style:font-size-complex="14pt"/>
    </style:style>
    <style:style style:name="T7" style:family="text">
      <style:text-properties style:use-window-font-color="true" loext:opacity="0%" style:font-name="Calibri" fo:font-weight="normal" fo:background-color="transparent" loext:char-shading-value="0" style:font-name-asian="Calibri" style:font-name-complex="Calibri"/>
    </style:style>
    <style:style style:name="T8" style:family="text">
      <style:text-properties style:use-window-font-color="true" loext:opacity="0%" style:font-name="Calibri" style:text-underline-style="solid" style:text-underline-width="auto" style:text-underline-color="font-color" fo:font-weight="normal" fo:background-color="transparent" loext:char-shading-value="0" style:font-name-asian="Calibri" style:font-name-complex="Calibri"/>
    </style:style>
    <style:style style:name="T9" style:family="text">
      <style:text-properties style:use-window-font-color="true" loext:opacity="0%" style:font-name="Calibri" style:text-underline-style="none" fo:font-weight="normal" fo:background-color="transparent" loext:char-shading-value="0" style:font-name-asian="Calibri" style:font-name-complex="Calibri"/>
    </style:style>
    <style:style style:name="T10" style:family="text">
      <style:text-properties fo:font-size="14pt" fo:font-weight="normal"/>
    </style:style>
    <style:style style:name="T11" style:family="text">
      <style:text-properties fo:font-size="14pt" style:text-underline-style="solid" style:text-underline-width="auto" style:text-underline-color="font-color" fo:font-weight="normal"/>
    </style:style>
    <style:style style:name="T12" style:family="text">
      <style:text-properties officeooo:rsid="0010be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Normalización</text:p>
      <text:p text:style-name="P1"><text:span text:style-name="T1">Entidades:</text:span><text:span text:style-name="T2"/></text:p>
      <text:p text:style-name="P8"><text:span text:style-name="T3">Persona(</text:span><text:span text:style-name="T5">CI, </text:span><text:span text:style-name="T3">Nombre, </text:span><text:span text:style-name="T4">A</text:span><text:span text:style-name="T3">pellido</text:span><text:span text:style-name="T4">)<text:line-break/>PersonaTeléfono(</text:span><text:span text:style-name="T6">CI</text:span><text:span text:style-name="T4">, teléfono)</text:span></text:p>
      <text:p text:style-name="P9"><text:span text:style-name="T7">Usuario(</text:span><text:span text:style-name="T8">ID</text:span><text:span text:style-name="T9">, Nombre, Contraseña, Rol</text:span><text:span text:style-name="T7">)</text:span></text:p>
      <text:p text:style-name="P1"><text:span text:style-name="T1">Relaciones:</text:span><text:span text:style-name="T2"/></text:p>
      <text:p text:style-name="P2"><text:span text:style-name="T10">Tiene(</text:span><text:span text:style-name="T11">CI_adm</text:span><text:span text:style-name="T10">, </text:span><text:span text:style-name="T11">ID</text:span><text:span text:style-name="T10">)</text:span></text:p>
      <text:p text:style-name="P11">CI_adm → Administrador</text:p>
      <text:p text:style-name="P3">ID → Usuario</text:p>
      <text:p text:style-name="P2"><text:span text:style-name="T10">Posee(</text:span><text:span text:style-name="T11">CI_juez</text:span><text:span text:style-name="T10">, </text:span><text:span text:style-name="T11">ID</text:span><text:span text:style-name="T10">)</text:span></text:p>
      <text:p text:style-name="P11">CI_juez → Juez</text:p>
      <text:p text:style-name="P4">ID → Usuario</text:p>
      <text:p text:style-name="P7">Cambios:</text:p>
      <text:p text:style-name="P5">Se quitó el atributo compuesto "Napellido" para cumplir con la primera forma normal. </text:p>
      <text:p text:style-name="P6">Se quitó el atributo multivaluado “Teléfono” y se creó una tabla aparte para almacenar ese dato para cumplir con la primera forma normal.</text:p>
      <text:p text:style-name="P5">Las dependencias de los atributos no primos son totales a sus respectivas claves primarias, además no existe dependencia entre atributos no primos, por lo que está en tercera forma norm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Calibri1" fo:font-size="11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21T19:07:31.730000000</dc:date>
    <meta:editing-duration>PT57M27S</meta:editing-duration>
    <meta:editing-cycles>10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15" meta:word-count="95" meta:character-count="642" meta:non-whitespace-character-count="561"/>
  </office:meta>
</office:document-meta>
</file>